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COL-10" style:family="table-column">
      <style:table-column-properties style:column-width="78pt" style:use-optimal-column-width="fals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4600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2530">
            <text:p>4253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829999999999998">
            <text:p>−39.8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2529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3940">
            <text:p>43940</text:p>
          </table:table-cell>
          <table:table-cell table:style-name="ACE-0" office:value-type="float" office:value="1610">
            <text:p>161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25">
            <text:p>−4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2530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38490">
            <text:p>38490</text:p>
          </table:table-cell>
          <table:table-cell table:style-name="ACE-0" office:value-type="float" office:value="880">
            <text:p>880</text:p>
          </table:table-cell>
          <table:table-cell table:style-name="ACE-0" office:value-type="string">
            <text:p>plant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7.939999999999998">
            <text:p>−57.9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72531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1350">
            <text:p>41350</text:p>
          </table:table-cell>
          <table:table-cell table:style-name="ACE-0" office:value-type="float" office:value="1210">
            <text:p>1210</text:p>
          </table:table-cell>
          <table:table-cell table:style-name="ACE-0" office:value-type="string">
            <text:p>plant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319999999999993">
            <text:p>−65.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5T04:59:5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